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78a55"/>
    </style:style>
    <style:style style:name="T2" style:family="text">
      <style:text-properties officeooo:rsid="000963af"/>
    </style:style>
    <style:style style:name="T3" style:family="text">
      <style:text-properties fo:font-style="italic" officeooo:rsid="000963af" style:font-style-asian="italic" style:font-style-complex="italic"/>
    </style:style>
    <style:style style:name="T4" style:family="text">
      <style:text-properties fo:font-style="normal" officeooo:rsid="000963af" style:font-style-asian="normal" style:font-style-complex="normal"/>
    </style:style>
    <style:style style:name="T5" style:family="text">
      <style:text-properties fo:font-style="normal" officeooo:rsid="000b73c9" style:font-style-asian="normal" style:font-style-complex="normal"/>
    </style:style>
    <style:style style:name="T6" style:family="text">
      <style:text-properties fo:font-style="normal" fo:font-weight="normal" officeooo:rsid="000963a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179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73c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c79b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ce97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0963af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b1791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b73c9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c79bc" style:font-style-asian="normal" style:font-weight-asian="bold" style:font-style-complex="normal" style:font-weight-complex="bold"/>
    </style:style>
    <style:style style:name="T15" style:family="text">
      <style:text-properties fo:font-weight="bold" officeooo:rsid="00078a55" style:font-weight-asian="bold" style:font-weight-complex="bold"/>
    </style:style>
    <style:style style:name="T16" style:family="text">
      <style:text-properties fo:font-weight="bold" officeooo:rsid="000963af" style:font-weight-asian="bold" style:font-weight-complex="bold"/>
    </style:style>
    <style:style style:name="T17" style:family="text">
      <style:text-properties fo:font-weight="bold" officeooo:rsid="000c79bc" style:font-weight-asian="bold" style:font-weight-complex="bold"/>
    </style:style>
    <style:style style:name="T18" style:family="text">
      <style:text-properties officeooo:rsid="000c7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Manifiesto de los </text:span><text:span text:style-name="T4">arreglador</text:span><text:span text:style-name="T5">es</text:span></text:h>
      <text:p text:style-name="Text_20_body"><text:span text:style-name="T17">1. </text:span><text:span text:style-name="T15">Si está roto, ¡arréglalo! </text:span><text:span text:style-name="T1">Porque la solución de los problemas prácticos de cada día es la más bella forma de creatividad.</text:span></text:p>
      <text:p text:style-name="Text_20_body"><text:span text:style-name="T17">2. </text:span><text:span text:style-name="T15">Si no está roto, ¡mejóralo! </text:span><text:span text:style-name="T2">Una pequeña modificación inteligente puede mejorar cómo funciona algo </text:span><text:span text:style-name="T18">en</text:span><text:span text:style-name="T2"> los años venideros.</text:span></text:p>
      <text:p text:style-name="Text_20_body"><text:span text:style-name="T17">3. </text:span><text:span text:style-name="T16">Da</text:span><text:span text:style-name="T17">le</text:span><text:span text:style-name="T16"> a tus productos una vida más larga.</text:span><text:span text:style-name="T2"> Si duplicamos la vida de nuestras cosas, reducimos a la mitad lo que va al vertedero.</text:span></text:p>
      <text:p text:style-name="Text_20_body"><text:span text:style-name="T17">4. </text:span><text:span text:style-name="T16">Arreglar significa libertad e independencia.</text:span><text:span text:style-name="T2"> Como </text:span><text:span text:style-name="T4">arreglador</text:span><text:span text:style-name="T3">, </text:span><text:span text:style-name="T6">no tienes que preocuparte del desgaste natural. Nada permanece nuevo, así que olvida la perfección.</text:span></text:p>
      <text:p text:style-name="Text_20_body"><text:span text:style-name="T14">5. </text:span><text:span text:style-name="T11">Resístete a las modas y modernizaciones innecesarias.</text:span><text:span text:style-name="T6"> </text:span><text:span text:style-name="T7">Son el combustible de nuestra cultura de usar y tirar.</text:span></text:p>
      <text:p text:style-name="Text_20_body"><text:span text:style-name="T14">6. </text:span><text:span text:style-name="T12">No permitas a las empresas tratarte como un consumidor pasivo.</text:span><text:span text:style-name="T7"> Cada vez que gastamos dinero, votamos por los tipos de productos que queremos ver triunfar. Compra productos que puedan ser reparados.</text:span></text:p>
      <text:p text:style-name="Text_20_body"><text:span text:style-name="T14">7. </text:span><text:span text:style-name="T12">Una cosa arreglada es una cosa bella. </text:span><text:span text:style-name="T7">Cada arreglo, sea habilidoso o improvisado, tiene una historia.</text:span></text:p>
      <text:p text:style-name="Text_20_body"><text:span text:style-name="T14">8. </text:span><text:span text:style-name="T12">Si tienes una idea, empieza por poco y hazlo bueno. </text:span><text:span text:style-name="T7">Si está bien, crecerá a partir de ahí.</text:span></text:p>
      <text:p text:style-name="Text_20_body"><text:span text:style-name="T14">9. </text:span><text:span text:style-name="T12">Cultiva tu curiosidad. Sigue intentando cosas que no has intentado antes. </text:span><text:span text:style-name="T7">Es bueno para tu cerebro y tu espíritu. No tengas miedo a fallar, hace el éxito más dulce.</text:span></text:p>
      <text:p text:style-name="Text_20_body"><text:span text:style-name="T14">10. </text:span><text:span text:style-name="T12">La gente es infinitamente diversa. Los productos también deben serlo.</text:span><text:span text:style-name="T7"> </text:span><text:span text:style-name="T8">Cualquier cosa puede ser mejorada o adaptada. </text:span></text:p>
      <text:p text:style-name="Text_20_body"><text:span text:style-name="T14">11. </text:span><text:span text:style-name="T13">Que algo sea desechable es una opción, no una característica física. </text:span><text:span text:style-name="T8">Los plásticos no son el demonio, pero nos estamos usando mal. Trátalos con respeto. </text:span></text:p>
      <text:p text:style-name="Text_20_body"><text:span text:style-name="T14">12. </text:span><text:span text:style-name="T13">Comparte tus ideas, tu entusiasmo y tus habilidades. </text:span><text:span text:style-name="T8">Si has descubierto el placer de arreglar, pásalo. Es un regalo para toda la vida.</text:span></text:p>
      <text:p text:style-name="Text_20_body"><text:span text:style-name="T8">De los inventores de </text:span><text:a xlink:type="simple" xlink:href="https://sugru.com/"><text:span text:style-name="T8">sugru</text:span></text:a><text:span text:style-name="T8">. El mérito de la inspiración es del manifiesto de la reparación de </text:span><text:a xlink:type="simple" xlink:href="http://www.platform21.nl/"><text:span text:style-name="T8">Platform 21</text:span></text:a><text:span text:style-name="T8">, </text:span><text:a xlink:type="simple" xlink:href="http://www.ifixit.com/"><text:span text:style-name="T8">ifixit</text:span></text:a><text:span text:style-name="T8">, </text:span><text:a xlink:type="simple" xlink:href="http://shop.holstee.com/pages/about"><text:span text:style-name="T8">Holstee</text:span></text:a><text:span text:style-name="T8"> y el </text:span><text:a xlink:type="simple" xlink:href="http://www.brepettis.com/blog/2009/3/3/the-cult-of-done-manifesto.html"><text:span text:style-name="T8">Cult of Done</text:span></text:a><text:span text:style-name="T8">. </text:span><text:span text:style-name="T9">Traducido al español por </text:span><text:span text:style-name="T10">Emilio Cano (@emiliocanod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</meta:initial-creator>
    <meta:creation-date>2012-11-21T20:06:18</meta:creation-date>
    <dc:date>2012-11-22T20:53:42</dc:date>
    <dc:creator>emilio </dc:creator>
    <meta:editing-duration>PT1H8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4" meta:word-count="310" meta:character-count="1854" meta:non-whitespace-character-count="1555"/>
  </office:meta>
</office:document-meta>
</file>